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A00000302DC83A93D77B190E8.jpg" manifest:media-type="image/jpeg"/>
  <manifest:file-entry manifest:full-path="Pictures/100000000000064000000384809C443B42A555B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7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984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2" draw:name="Image1" text:anchor-type="char" svg:width="6.6929in" svg:height="3.7646in" draw:z-index="0"><draw:image xlink:href="Pictures/100000000000064000000384809C443B42A555B6.jpg" xlink:type="simple" xlink:show="embed" xlink:actuate="onLoad" draw:mime-type="image/jpeg"/></draw:frame><draw:frame draw:style-name="fr2" draw:name="Image2" text:anchor-type="char" svg:width="6.6929in" svg:height="3.8055in" draw:z-index="1"><draw:image xlink:href="Pictures/100000000000054A00000302DC83A93D77B190E8.jpg" xlink:type="simple" xlink:show="embed" xlink:actuate="onLoad" draw:mime-type="image/jpeg"/></draw:frame><draw:frame draw:style-name="fr1" draw:name="Image3" text:anchor-type="char" svg:x="-0.1457in" svg:y="4.8862in" svg:width="6.6929in" svg:height="2.8016in" draw:z-index="2"><draw:image xlink:href="Pictures/100000000000064000000384809C443B42A555B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7:47:06.734206212</meta:creation-date>
    <dc:date>2023-10-20T08:17:31.236542649</dc:date>
    <meta:editing-duration>PT1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